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Subtitle">
      <style:text-properties style:font-name="Georgia"/>
    </style:style>
    <style:style style:name="P3" style:family="paragraph" style:parent-style-name="Header">
      <style:text-properties officeooo:rsid="000c2c87" officeooo:paragraph-rsid="00024ab3"/>
    </style:style>
    <style:style style:name="P4" style:family="paragraph" style:parent-style-name="Text_20_body">
      <style:paragraph-properties fo:text-align="center" style:justify-single-word="false"/>
      <style:text-properties style:font-name="Georgia" officeooo:rsid="000d5741" officeooo:paragraph-rsid="000d5741"/>
    </style:style>
    <style:style style:name="P5" style:family="paragraph" style:parent-style-name="Text_20_body">
      <style:paragraph-properties fo:text-align="start" style:justify-single-word="false"/>
      <style:text-properties style:font-name="Georgia" officeooo:rsid="000d5741" officeooo:paragraph-rsid="000d5741"/>
    </style:style>
    <style:style style:name="P6" style:family="paragraph" style:parent-style-name="Title">
      <style:text-properties style:font-name="Georgia" officeooo:rsid="000d5741" officeooo:paragraph-rsid="000d5741"/>
    </style:style>
    <style:style style:name="T1" style:family="text">
      <style:text-properties officeooo:rsid="000f2999"/>
    </style:style>
    <style:style style:name="T2" style:family="text">
      <style:text-properties officeooo:rsid="0010394f"/>
    </style:style>
    <style:style style:name="T3" style:family="text">
      <style:text-properties officeooo:rsid="00106648"/>
    </style:style>
    <style:style style:name="T4" style:family="text">
      <style:text-properties officeooo:rsid="0011c67f"/>
    </style:style>
    <style:style style:name="T5" style:family="text">
      <style:text-properties officeooo:rsid="00136e76"/>
    </style:style>
    <style:style style:name="T6" style:family="text">
      <style:text-properties fo:font-style="italic" officeooo:rsid="00136e76" style:font-style-asian="italic" style:font-style-complex="italic"/>
    </style:style>
    <style:style style:name="T7" style:family="text">
      <style:text-properties fo:font-style="italic" officeooo:rsid="002d1980" style:font-style-asian="italic" style:font-style-complex="italic"/>
    </style:style>
    <style:style style:name="T8" style:family="text">
      <style:text-properties fo:font-style="italic" officeooo:rsid="003dc36d" style:font-style-asian="italic" style:font-style-complex="italic"/>
    </style:style>
    <style:style style:name="T9" style:family="text">
      <style:text-properties fo:font-style="normal" officeooo:rsid="00136e76" style:font-style-asian="normal" style:font-style-complex="normal"/>
    </style:style>
    <style:style style:name="T10" style:family="text">
      <style:text-properties fo:font-style="normal" officeooo:rsid="00150b23" style:font-style-asian="normal" style:font-style-complex="normal"/>
    </style:style>
    <style:style style:name="T11" style:family="text">
      <style:text-properties fo:font-style="normal" officeooo:rsid="0016ea05" style:font-style-asian="normal" style:font-style-complex="normal"/>
    </style:style>
    <style:style style:name="T12" style:family="text">
      <style:text-properties fo:font-style="normal" officeooo:rsid="00181375" style:font-style-asian="normal" style:font-style-complex="normal"/>
    </style:style>
    <style:style style:name="T13" style:family="text">
      <style:text-properties fo:font-style="normal" officeooo:rsid="001932e4" style:font-style-asian="normal" style:font-style-complex="normal"/>
    </style:style>
    <style:style style:name="T14" style:family="text">
      <style:text-properties fo:font-style="normal" officeooo:rsid="0019a3f9" style:font-style-asian="normal" style:font-style-complex="normal"/>
    </style:style>
    <style:style style:name="T15" style:family="text">
      <style:text-properties fo:font-style="normal" officeooo:rsid="001a8645" style:font-style-asian="normal" style:font-style-complex="normal"/>
    </style:style>
    <style:style style:name="T16" style:family="text">
      <style:text-properties fo:font-style="normal" officeooo:rsid="001c6169" style:font-style-asian="normal" style:font-style-complex="normal"/>
    </style:style>
    <style:style style:name="T17" style:family="text">
      <style:text-properties fo:font-style="normal" officeooo:rsid="001dffc2" style:font-style-asian="normal" style:font-style-complex="normal"/>
    </style:style>
    <style:style style:name="T18" style:family="text">
      <style:text-properties fo:font-style="normal" officeooo:rsid="001f43f4" style:font-style-asian="normal" style:font-style-complex="normal"/>
    </style:style>
    <style:style style:name="T19" style:family="text">
      <style:text-properties fo:font-style="normal" officeooo:rsid="0020cde1" style:font-style-asian="normal" style:font-style-complex="normal"/>
    </style:style>
    <style:style style:name="T20" style:family="text">
      <style:text-properties fo:font-style="normal" officeooo:rsid="0021fc67" style:font-style-asian="normal" style:font-style-complex="normal"/>
    </style:style>
    <style:style style:name="T21" style:family="text">
      <style:text-properties fo:font-style="normal" officeooo:rsid="0023aa25" style:font-style-asian="normal" style:font-style-complex="normal"/>
    </style:style>
    <style:style style:name="T22" style:family="text">
      <style:text-properties fo:font-style="normal" officeooo:rsid="0024a8ce" style:font-style-asian="normal" style:font-style-complex="normal"/>
    </style:style>
    <style:style style:name="T23" style:family="text">
      <style:text-properties fo:font-style="normal" officeooo:rsid="0025b15f" style:font-style-asian="normal" style:font-style-complex="normal"/>
    </style:style>
    <style:style style:name="T24" style:family="text">
      <style:text-properties fo:font-style="normal" officeooo:rsid="0025d0b3" style:font-style-asian="normal" style:font-style-complex="normal"/>
    </style:style>
    <style:style style:name="T25" style:family="text">
      <style:text-properties fo:font-style="normal" officeooo:rsid="0025d6d0" style:font-style-asian="normal" style:font-style-complex="normal"/>
    </style:style>
    <style:style style:name="T26" style:family="text">
      <style:text-properties fo:font-style="normal" officeooo:rsid="0026f7c2" style:font-style-asian="normal" style:font-style-complex="normal"/>
    </style:style>
    <style:style style:name="T27" style:family="text">
      <style:text-properties fo:font-style="normal" officeooo:rsid="0028d5ed" style:font-style-asian="normal" style:font-style-complex="normal"/>
    </style:style>
    <style:style style:name="T28" style:family="text">
      <style:text-properties fo:font-style="normal" officeooo:rsid="0029db84" style:font-style-asian="normal" style:font-style-complex="normal"/>
    </style:style>
    <style:style style:name="T29" style:family="text">
      <style:text-properties fo:font-style="normal" officeooo:rsid="002aee99" style:font-style-asian="normal" style:font-style-complex="normal"/>
    </style:style>
    <style:style style:name="T30" style:family="text">
      <style:text-properties fo:font-style="normal" officeooo:rsid="002b880e" style:font-style-asian="normal" style:font-style-complex="normal"/>
    </style:style>
    <style:style style:name="T31" style:family="text">
      <style:text-properties fo:font-style="normal" officeooo:rsid="002cec19" style:font-style-asian="normal" style:font-style-complex="normal"/>
    </style:style>
    <style:style style:name="T32" style:family="text">
      <style:text-properties fo:font-style="normal" officeooo:rsid="002d1980" style:font-style-asian="normal" style:font-style-complex="normal"/>
    </style:style>
    <style:style style:name="T33" style:family="text">
      <style:text-properties fo:font-style="normal" officeooo:rsid="002dbc1a" style:font-style-asian="normal" style:font-style-complex="normal"/>
    </style:style>
    <style:style style:name="T34" style:family="text">
      <style:text-properties fo:font-style="normal" officeooo:rsid="002e956f" style:font-style-asian="normal" style:font-style-complex="normal"/>
    </style:style>
    <style:style style:name="T35" style:family="text">
      <style:text-properties fo:font-style="normal" officeooo:rsid="00306e87" style:font-style-asian="normal" style:font-style-complex="normal"/>
    </style:style>
    <style:style style:name="T36" style:family="text">
      <style:text-properties fo:font-style="normal" officeooo:rsid="0031b6d0" style:font-style-asian="normal" style:font-style-complex="normal"/>
    </style:style>
    <style:style style:name="T37" style:family="text">
      <style:text-properties fo:font-style="normal" officeooo:rsid="00335635" style:font-style-asian="normal" style:font-style-complex="normal"/>
    </style:style>
    <style:style style:name="T38" style:family="text">
      <style:text-properties fo:font-style="normal" officeooo:rsid="00350540" style:font-style-asian="normal" style:font-style-complex="normal"/>
    </style:style>
    <style:style style:name="T39" style:family="text">
      <style:text-properties fo:font-style="normal" officeooo:rsid="00365729" style:font-style-asian="normal" style:font-style-complex="normal"/>
    </style:style>
    <style:style style:name="T40" style:family="text">
      <style:text-properties fo:font-style="normal" officeooo:rsid="00368f1b" style:font-style-asian="normal" style:font-style-complex="normal"/>
    </style:style>
    <style:style style:name="T41" style:family="text">
      <style:text-properties fo:font-style="normal" officeooo:rsid="0037428e" style:font-style-asian="normal" style:font-style-complex="normal"/>
    </style:style>
    <style:style style:name="T42" style:family="text">
      <style:text-properties fo:font-style="normal" officeooo:rsid="003930a5" style:font-style-asian="normal" style:font-style-complex="normal"/>
    </style:style>
    <style:style style:name="T43" style:family="text">
      <style:text-properties fo:font-style="normal" officeooo:rsid="003a9eef" style:font-style-asian="normal" style:font-style-complex="normal"/>
    </style:style>
    <style:style style:name="T44" style:family="text">
      <style:text-properties fo:font-style="normal" officeooo:rsid="003ac568" style:font-style-asian="normal" style:font-style-complex="normal"/>
    </style:style>
    <style:style style:name="T45" style:family="text">
      <style:text-properties fo:font-style="normal" officeooo:rsid="003c647b" style:font-style-asian="normal" style:font-style-complex="normal"/>
    </style:style>
    <style:style style:name="T46" style:family="text">
      <style:text-properties fo:font-style="normal" officeooo:rsid="003c9962" style:font-style-asian="normal" style:font-style-complex="normal"/>
    </style:style>
    <style:style style:name="T47" style:family="text">
      <style:text-properties fo:font-style="normal" officeooo:rsid="003dc36d" style:font-style-asian="normal" style:font-style-complex="normal"/>
    </style:style>
    <style:style style:name="T48" style:family="text">
      <style:text-properties fo:font-style="normal" officeooo:rsid="003f35df" style:font-style-asian="normal" style:font-style-complex="normal"/>
    </style:style>
    <style:style style:name="T49" style:family="text">
      <style:text-properties fo:font-style="normal" officeooo:rsid="00407eab" style:font-style-asian="normal" style:font-style-complex="normal"/>
    </style:style>
    <style:style style:name="T50" style:family="text">
      <style:text-properties fo:font-style="normal" officeooo:rsid="0042254b" style:font-style-asian="normal" style:font-style-complex="normal"/>
    </style:style>
    <style:style style:name="T51" style:family="text">
      <style:text-properties fo:font-style="normal" officeooo:rsid="004367eb" style:font-style-asian="normal" style:font-style-complex="normal"/>
    </style:style>
    <style:style style:name="T52" style:family="text">
      <style:text-properties fo:font-style="normal" officeooo:rsid="00450353" style:font-style-asian="normal" style:font-style-complex="normal"/>
    </style:style>
    <style:style style:name="T53" style:family="text">
      <style:text-properties fo:font-style="normal" officeooo:rsid="0046a341" style:font-style-asian="normal" style:font-style-complex="normal"/>
    </style:style>
    <style:style style:name="T54" style:family="text">
      <style:text-properties fo:font-style="normal" officeooo:rsid="0046d59d" style:font-style-asian="normal" style:font-style-complex="normal"/>
    </style:style>
    <style:style style:name="T55" style:family="text">
      <style:text-properties fo:font-style="normal" officeooo:rsid="0046f09f" style:font-style-asian="normal" style:font-style-complex="normal"/>
    </style:style>
    <style:style style:name="T56" style:family="text">
      <style:text-properties fo:font-style="normal" officeooo:rsid="004793f9" style:font-style-asian="normal" style:font-style-complex="normal"/>
    </style:style>
    <style:style style:name="T57" style:family="text">
      <style:text-properties fo:font-style="normal" officeooo:rsid="004796b5"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inal Moments</text:p>
      <text:p text:style-name="P2">207</text:p>
      <text:p text:style-name="P4">by Kyle Eggleston</text:p>
      <text:p text:style-name="P4"/>
      <text:p text:style-name="P5"><text:tab/><text:span text:style-name="T1">President Cain sat in his office listening to the communications channel. Captain Jack O'Brien had just ordered his surrender. </text:span><text:span text:style-name="T2">The nerve of the captain to try and take him from office a second time. Cain had been prepared for this moment though, the two days had passed without incident, and here he was ready for action.</text:span></text:p>
      <text:p text:style-name="P5"><text:tab/>“<text:span text:style-name="T3">I repeat, this is Captain Jack O'Brien. President Cain I order you to stand down and surrender. If you do not, you will be killed.” The message repeated. O'Brien was serious in his threat. He planned on killing Cain himself if need be.</text:span></text:p>
      <text:p text:style-name="P5"><text:tab/>“<text:span text:style-name="T3">I wouldn’t try his patience Mister President.” Ketish said backing O'Brien up.</text:span></text:p>
      <text:p text:style-name="P5"><text:tab/><text:span text:style-name="T3">President Cain laughed at the two of them. “Look at you. Humans and aliens working together. This isn’t the way life is meant to play out.” Cain sighed. “I have tried to tell everyone this news, tried to get them to understand and yet not everyone gets it. Now we are at war.” He slammed his fist on the desk in front of him. “</text:span><text:span text:style-name="T4">I do not like war, but it is necessary from where I sit captain.”</text:span></text:p>
      <text:p text:style-name="P5"><text:tab/><text:span text:style-name="T4">On the bridge of the Fresno, O'Brien sighed. Cain wasn’t about to give up without a fight, it was clear as day. </text:span><text:span text:style-name="T5">O'Brien watched his console as two of the Earth warships broke off their patrol and set a course for the moon. </text:span><text:span text:style-name="T6">Great</text:span><text:span text:style-name="T9">, Jack thought. That’s all he needed, warships to fight.</text:span></text:p>
      <text:p text:style-name="P5"><text:span text:style-name="T9"><text:tab/>“</text:span><text:span text:style-name="T10">Patch me through to Ketish.” O'Brien ordered.</text:span></text:p>
      <text:p text:style-name="P5"><text:span text:style-name="T10"><text:tab/>“You’re on.” An ensign said.</text:span></text:p>
      <text:p text:style-name="P5"><text:span text:style-name="T10"><text:tab/>“Ketish, do you see those vessels coming for us?” O'Brien asked.</text:span></text:p>
      <text:p text:style-name="P5"><text:span text:style-name="T10"><text:tab/>Ketish nodded. “Yes. Are they hostile?”</text:span></text:p>
      <text:p text:style-name="P5"><text:span text:style-name="T10"><text:tab/>O'Brien shrugged. “I don’t know, but if they’re under President Cain’s command. Yeah they’re damn hostile. They must be stopped. Hold your fire until they fire first. Once they fire, fire at will.” He said. “Target engines and weapons. Leave their life support alone. They are humans, I don’t want their blood on my hands.”</text:span></text:p>
      <text:p text:style-name="P5"><text:span text:style-name="T10"><text:tab/>Ketish scoffed. “You don’t get war do you captain.” He said. “There are no civilized rules in war. If they are loyal to this President Cain, they will target our life support.”</text:span></text:p>
      <text:p text:style-name="P5"><text:soft-page-break/><text:span text:style-name="T10"><text:tab/>O'Brien </text:span><text:span text:style-name="T11">countered. “We are not like them though. We are different.” </text:span><text:span text:style-name="T12">He said. “Their values do not align with ours. That is why we are at war Ketish. We don’t agree on anything, and their president is a coward, </text:span><text:span text:style-name="T13">and he hates aliens such as yourself.</text:span><text:span text:style-name="T12">”</text:span></text:p>
      <text:p text:style-name="P5"><text:span text:style-name="T12"><text:tab/>“</text:span><text:span text:style-name="T13">You mean such as us.” Ketish corrected O'Brien reminding him of his Dubor heritage. “</text:span><text:span text:style-name="T14">Either way, we must disable those warships incoming. Close transmission.”</text:span></text:p>
      <text:p text:style-name="P5"><text:span text:style-name="T14"><text:tab/>The channel closed. O'Brien was cut off from Ketish and the president. The threeway communications relay had been severed.</text:span></text:p>
      <text:p text:style-name="P5"><text:span text:style-name="T14"><text:tab/>“</text:span><text:span text:style-name="T15">Alright,” O'Brien said. “Launch the Atlantic Fighters, have them target the shield generators on those ships. Weapons, target the enemy weapons. Wait for them to fire, once they do open fire and attack like hell.” O'Brien ordered his </text:span><text:span text:style-name="T16">crew. “I only hope Ketish </text:span><text:span text:style-name="T17">keeps his end of the bargain and fires on them instead of us.” Oh how he prayed and hoped Ketish was honorable with his word.</text:span></text:p>
      <text:p text:style-name="P5"><text:span text:style-name="T17"><text:tab/></text:span><text:span text:style-name="T18">Outside the ship, Atlantic Fighters were launched, they scrambled and began attacking the enemy ships after being fired upon. Now, by themselves Atlantic Fighters were no match for a warship. But with the help of the Fresno, they could stand a chance. As soon as the Fresno was in range, they began firing at the enemy vessels. Ketish’s warship joined in the fight as well attacking the enemy vessel’s weapons and engines.</text:span></text:p>
      <text:p text:style-name="P5"><text:span text:style-name="T18"><text:tab/></text:span><text:span text:style-name="T19">As Ketish’s ship overpowered one of the enemy ships and disabled it, the other enemy vessel bugged out. </text:span><text:span text:style-name="T20">O'Brien gathered the second ship just wanted to live and survive another day. Why bother getting killed when you can run from your enemy. </text:span><text:span text:style-name="T21">So that’s what they did.</text:span></text:p>
      <text:p text:style-name="P5"><text:span text:style-name="T21"><text:tab/>“O'Brien to Ketish.” Jack said opening a channel. “Think that’s it.” He said.</text:span></text:p>
      <text:p text:style-name="P5"><text:span text:style-name="T21"><text:tab/>Ketish responded. “No, I don’t believe so. They gave up too easily. There must be something else to be aware of.” He said cautiously. “I don’t believe we are done here.”</text:span></text:p>
      <text:p text:style-name="P5"><text:span text:style-name="T21"><text:tab/>As he spoke those words, a heavily armed Earth warship exited what looked like some kind of docking bay. </text:span><text:span text:style-name="T22">O'Brien looked to Kate. “Tactical analysis!”</text:span></text:p>
      <text:p text:style-name="P5"><text:span text:style-name="T22"><text:tab/>Kate looked at her tactical console and reported. “Three main batteries, twenty missile ports. Heavy shielding across all decks. She’s meant for war Jack, she’s meant for war.” </text:span><text:span text:style-name="T23">Kate gasped at what she read, it made her sick to her stomach. In all of her years in the United Earth Force Alliance, she had never seen a warship of this magnitude. Earth didn’t make such vessels.</text:span></text:p>
      <text:p text:style-name="P5"><text:span text:style-name="T22"><text:tab/></text:span><text:span text:style-name="T25">J</text:span><text:span text:style-name="T22">ack sighed. </text:span><text:span text:style-name="T24">He was not liking these odds. “</text:span><text:span text:style-name="T26">Contact the Atlantic Fighters, tell them to fire on that new target. Don’t wait, just fire. Contact Ketish give him the same orders.” O'Brien ordered.</text:span></text:p>
      <text:p text:style-name="P5"><text:span text:style-name="T26"><text:tab/>“Aye sir.” An ensign said as she carried out the order.</text:span></text:p>
      <text:p text:style-name="P5"><text:soft-page-break/><text:span text:style-name="T26"><text:tab/></text:span><text:span text:style-name="T27">Jack watched as the Atlantic Fighters swarmed the enemy vessel, firing everything they had at it. The warship fired back at the fighters picking them off one by one. </text:span><text:span text:style-name="T28">After all of the fighters were destroyed, the warship turned its attention to the Fresno. She aimed her main batteries at the Fresno and fired.</text:span></text:p>
      <text:p text:style-name="P5"><text:span text:style-name="T28"><text:tab/>The Fresno’s bridge lit up like a Christmas Tree. Sparks flew everywhere, crew members went flying across the bridge as their console exploded. Jack held onto his command chair and braced for more incoming fire. He ordered a return assault. Their assault barely scratched the surface of the enemy vessel’s weapons.</text:span></text:p>
      <text:p text:style-name="P5"><text:span text:style-name="T28"><text:tab/>Ketish ordered his attack after the Fresno did theirs. They managed to damage the enemy ship a little bit, but not much. The enemy ship attacked Ketish’s warship with the same firepower that they attacked the Fresno with. Ketish fell to the deck injured. “Keep firing!” He ordered. His officers carried out his orders.</text:span></text:p>
      <text:p text:style-name="P5"><text:span text:style-name="T28"><text:tab/></text:span><text:span text:style-name="T29">On the Fresno, medics carried the injured and dead off of the bridge. Doctor Allen would have his hands full, that was for sure.</text:span></text:p>
      <text:p text:style-name="P5"><text:span text:style-name="T29"><text:tab/>“Punch a hole through their shields.” Jack ordered. “We have got to make our way through!”</text:span></text:p>
      <text:p text:style-name="P5"><text:span text:style-name="T29"><text:tab/>“Aye sir!” A lieutenant at tactical said. She was scared as hell, this was possibly her first fight she had ever been in. It most certainly wouldn’t be her last. “</text:span><text:span text:style-name="T30">Sir, Ketish’s ship is taking heavy fire.”</text:span></text:p>
      <text:p text:style-name="P5"><text:span text:style-name="T30"><text:tab/>“Maneuver us between Ketish’s vessel and the enemy ship.” O'Brien ordered. “Shields to full. Let’s nuke the bastards!”</text:span></text:p>
      <text:p text:style-name="P5"><text:span text:style-name="T30"><text:tab/>“</text:span><text:span text:style-name="T31">Warning, command codes needed to verify use of nuclear weapons.” The computer warned. “Warning, command codes needed to verify use of nuclear weapons.”</text:span></text:p>
      <text:p text:style-name="P5"><text:span text:style-name="T31"><text:tab/>O'Brien sighed. He swore he never would use a nuclear weapon against another human, but here he was ordering such an attack. Keying in a sequence into his console, he spoke. “Confirmation order for nuclear strike. O'Brien Omega Burke Delta. Execute.”</text:span></text:p>
      <text:p text:style-name="P5"><text:span text:style-name="T31"><text:tab/>“Command codes verified.” The computer said. “Nuclear weapons are now authorized. You may fire when ready.”</text:span></text:p>
      <text:p text:style-name="P5"><text:span text:style-name="T31"><text:tab/>O'Brien grimaced. “Fire at will.”</text:span></text:p>
      <text:p text:style-name="P5"><text:span text:style-name="T31"><text:tab/>Outside, nuclear weapons fired from the Fresno towards the Earth warship that was attacking them. It took three nukes to take down her shields. Another two nukes knocked out their main batteries.</text:span></text:p>
      <text:p text:style-name="P5"><text:span text:style-name="T31"><text:tab/>“</text:span><text:span text:style-name="T32">May God forgive me for what I’ve done.” O'Brien whispered. “Continue firing conventional weapons.” He ordered. “Our nukes have done enough.”</text:span></text:p>
      <text:p text:style-name="P5"><text:soft-page-break/><text:span text:style-name="T32"><text:tab/>“O'Brien, what are you doing?” Ketish asked over an open communications channel. “Your weapons were disabling that ship nicely. Why switch to conventional weaponry?”</text:span></text:p>
      <text:p text:style-name="P5"><text:span text:style-name="T32"><text:tab/>O'Brien pointed a finger at Ketish. “We aren’t like you Ketish. I used deadly force when necessary. Now that their shields are down, we can go back to conventional weaponry. That’s all there is to it. Are you going to follow suit?”</text:span></text:p>
      <text:p text:style-name="P5"><text:span text:style-name="T32"><text:tab/>Ketish shook his head. “You humans are weak.” He said. “When this is over, we become enemies again. I will show you how </text:span><text:span text:style-name="T7">we</text:span><text:span text:style-name="T32"> conduct business.” </text:span><text:span text:style-name="T33">Ketish turned to his tactical officer. “Conventional weapons, fire at will.”</text:span></text:p>
      <text:p text:style-name="P5"><text:span text:style-name="T33"><text:tab/>Both the Fresno and Ketish’s warship fired on the enemy Earth warship. </text:span><text:span text:style-name="T34">Once she was burning and in flames, they stopped their attack. On the bridge of the Fresno, O'Brien ordered an open channel.</text:span></text:p>
      <text:p text:style-name="P5"><text:span text:style-name="T34"><text:tab/>“Enemy Earth warship.” O'Brien said. “You are outgunned. We can destroy you in a few more shots from our main batteries. Surrender and prepare to be boarded.” </text:span><text:span text:style-name="T35">He waited for an answer.</text:span></text:p>
      <text:p text:style-name="P5"><text:span text:style-name="T35"><text:tab/>The Fresno’s main viewer came to life. </text:span><text:span text:style-name="T36">On the screen appeared a woman. “Captain O'Brien.” She said. Her hair was a mess, her uniform was torn in shreds. “President Cain is the only one who can give me orders to stand down. The order will have to come from him. Until that time, we will continue to fight.”</text:span></text:p>
      <text:p text:style-name="P5"><text:span text:style-name="T36"><text:tab/></text:span><text:span text:style-name="T37">The Earth warship fired a missile at the Fresno. It exploded ten feet from her main sensor array effectively disabling it.</text:span></text:p>
      <text:p text:style-name="P5"><text:span text:style-name="T37"><text:tab/>“Your weapon sensors are disabled.” The woman said. “You are unable to fire on us, we are unable to fire on you. It would seem we are at a standstill. But it doesn’t change the fact that I take orders from President Cain alone, not you.”</text:span></text:p>
      <text:p text:style-name="P5"><text:span text:style-name="T37"><text:tab/></text:span><text:span text:style-name="T38">O'Brien stood his ground. “Listen captain.” He said. “By now the radiation from my weapons have made their way into your atmosphere. It’s contaminated. Which means you’re contaminated. I would highly suggest you surrender to us, I can have a medical crew over to your vessel within an hour to help prevent any sickness that might come among your crew.”</text:span></text:p>
      <text:p text:style-name="P5"><text:span text:style-name="T38"><text:tab/>The woman folded her arms across her chest. “The president would never allow such a deal.” She said. “As we speak, I have an armed contingent onboard your ship. They beamed over while your shields flickered during one of our attacks. If you will simply comply with my demands, your crew won’t get hurt.”</text:span></text:p>
      <text:p text:style-name="P5"><text:span text:style-name="T38"><text:tab/></text:span><text:span text:style-name="T39">O'Brien froze the channel. “Kate, confirm her threat.”</text:span></text:p>
      <text:p text:style-name="P5"><text:span text:style-name="T39"><text:tab/>Kate checked her console. Not finding the answer she sought, she walked over to tactical and checked that console. After a moment she reported in. “Confirmed, we have </text:span><text:soft-page-break/><text:span text:style-name="T39">intruders on deck six, seven, eight, and one. They are just outside that door.” She pointed to the entrance to the <text:s/>main bridge. Drawing a weapon, she readied herself. “Let them come.” Kate said. “I’m ready.”</text:span></text:p>
      <text:p text:style-name="P5"><text:span text:style-name="T39"><text:tab/></text:span><text:span text:style-name="T43">O'Brien</text:span><text:span text:style-name="T40"> sighed. Deck eight. Engineering. Deck six was Med Bay. He didn’t know why they went to deck seven. There was nothing of importance on that deck. The bridge made sense, cut off the head and the beast dies.</text:span></text:p>
      <text:p text:style-name="P5"><text:span text:style-name="T40"><text:tab/></text:span><text:span text:style-name="T41">Standing from his command chair, O”</text:span><text:span text:style-name="T43">Brian</text:span><text:span text:style-name="T41"> readied his weapon. “Arm yourselves.” He ordered his crew. They did as ordered. Pointing to the bridge door, he looked to Kate. “Open that door on my mark.”</text:span></text:p>
      <text:p text:style-name="P5"><text:span text:style-name="T41"><text:tab/>She nodded.</text:span></text:p>
      <text:p text:style-name="P5"><text:span text:style-name="T41"><text:tab/>“Mark.”</text:span></text:p>
      <text:p text:style-name="P5"><text:span text:style-name="T41"><text:tab/>The bridge door opened. Two enemy officers entered the bridge. Their weapons drawn. They began firing at the non commissioned officers first. Then the ensigns. O'Brien ducked behind a console and began firing back at them, Kate did as well.</text:span></text:p>
      <text:p text:style-name="P5"><text:span text:style-name="T41"><text:tab/></text:span><text:span text:style-name="T42">Kate took one of the guards out, Jack took the other one out. They both fell to the deck dead. </text:span><text:span text:style-name="T43">Kate quickly ran to the wounded crew members and checked their pulses. Some were dead, others were merely injured in need of medical care </text:span><text:span text:style-name="T44">and treatment.</text:span></text:p>
      <text:p text:style-name="P5"><text:span text:style-name="T44"><text:tab/></text:span><text:span text:style-name="T45">Walking up to the fallen guards, O’Brien checked them. One was dead, the other was still alive. “Take this one down to the brig.” He ordered. “Tell Doc Allen to get down there to treat him. I want some answers.”</text:span></text:p>
      <text:p text:style-name="P5"><text:span text:style-name="T45"><text:tab/>“Aye sir.” The lieutenant at tactical said. She picked up the body and took him down to the Med Bay where Doctor Allen could patch him up and get him ready for questioning.</text:span></text:p>
      <text:p text:style-name="P5"><text:span text:style-name="T45"><text:tab/>“</text:span><text:span text:style-name="T46">Now.” O’Brien said as he sat back down in his command chair. “Open a channel to that fracking ship!”</text:span></text:p>
      <text:p text:style-name="P5"><text:span text:style-name="T46"><text:tab/>“</text:span><text:span text:style-name="T47">Channel open.” Kate reported.</text:span></text:p>
      <text:p text:style-name="P5"><text:span text:style-name="T47"><text:tab/>The female captain appeared once again on the screen. “Captain, I do hope my men didn’t cause you too much harm.” She smiled an evil smile at O’Brien.</text:span></text:p>
      <text:p text:style-name="P5"><text:span text:style-name="T47"><text:tab/>Jack frowned. “You sure do know how to kill a party.” He said. “I order you to surrender your ship. You will hand yourselves over to the Dubor warship. They know how to take care of people like you.”</text:span></text:p>
      <text:p text:style-name="P5"><text:span text:style-name="T47"><text:tab/>The captain shook her head and laughed. “What about no don’t you understand captain? I am in command of this situation. You are not. You will comply with </text:span><text:span text:style-name="T8">my</text:span><text:span text:style-name="T47"> orders or I will have your vessel destroyed. My men have already set bombs in your engineering compartment, I have the control mechanism to destroy your ship with the press of a button.”</text:span></text:p>
      <text:p text:style-name="P5"><text:soft-page-break/><text:span text:style-name="T47"><text:tab/>She held up a small device. On it was a red button. A crude but simple method of deploying the necessary explosive compound into the engine core. One hit of that switch and the Fresno would burst into flames.</text:span></text:p>
      <text:p text:style-name="P5"><text:span text:style-name="T47"><text:tab/>O’Brien raised his hands. “I give up.” He said. “Order Ketish to stand down for now. Fill him in on what’s going on.”</text:span></text:p>
      <text:p text:style-name="P5"><text:span text:style-name="T47"><text:tab/>Kate turned to her communications panel and contacted Ketish. He wasn’t pleased with how things were progressing, but followed O’Brien’s lead. Whatever O’Brien had up his sleeve, Ketish wanted to know what it was. He would have to remain in the dark until things would be sorted out. He hoped it wasn’t too late for that.</text:span></text:p>
      <text:p text:style-name="P5"><text:span text:style-name="T47"><text:tab/></text:span><text:span text:style-name="T48">The female captain smiled. “You and Ketish will transfer yourselves over to my vessel at once. We have much to discuss.” She said. “I will meet you in one standard Earth hour.” The channel closed.</text:span></text:p>
      <text:p text:style-name="P5"><text:span text:style-name="T48"><text:tab/>O’Brien opened a channel to Ketish. “You get all that?” He asked as Ketish’s face appeared on the viewer.</text:span></text:p>
      <text:p text:style-name="P5"><text:span text:style-name="T48"><text:tab/>Ketish nodded his head. “Yes Jack, I did. What do you plan on doing over there on her ship?” He asked.</text:span></text:p>
      <text:p text:style-name="P5"><text:span text:style-name="T48"><text:tab/>Jack shrugged. He stood from his command chair. “Well Ketish, I’m not entirely sure. I do know it hopefully buy us some time. If she’s anything like my old boss, she’s way loyal to Cain and will be difficult to bargain with. But I’m willing to give it a shot.”</text:span></text:p>
      <text:p text:style-name="P5"><text:span text:style-name="T48"><text:tab/></text:span><text:span text:style-name="T49">Ketish couldn’t believe his ears. “A shot?” He asked. “What kind of strategy is that?! You have got to be mad! If she has us, she’ll have two bargaining chips to work with while our crews will have nothing. You better know what you’re doing.”</text:span></text:p>
      <text:p text:style-name="P5"><text:span text:style-name="T49"><text:tab/>O’Brien smiled back at Ketish. “Oh I know what I’m doing alright.” He said. “Get ready, we don’t want to keep the lady waiting. </text:span><text:span text:style-name="T50">O’Brien out.” The channel closed.</text:span></text:p>
      <text:p text:style-name="P5"><text:span text:style-name="T50"><text:tab/>Kate looked to O’Brien. “Do you really have a plan captain?” She asked. Kate hoped O’Brien would say that he did have a plan, that his plan would help them get out of their current situation. But she couldn’t be certain about anything right now. They were so far off script that things just weren’t adding up.</text:span></text:p>
      <text:p text:style-name="P5"><text:span text:style-name="T50"><text:tab/></text:span><text:span text:style-name="T51">O’Brien nodded. “Oh I have an idea for sure. Let’s just hope it works out for the best.” He paused for a moment. “Before we can…”</text:span></text:p>
      <text:p text:style-name="P5"><text:span text:style-name="T51"><text:tab/>O’Brien’s statement was cut short as he was whisked away in a teleportation beam. He disappeared from the bridge of the Fresno. A second later, he appeared on the bridge of the enemy Earth warship and was standing next to Ketish.</text:span></text:p>
      <text:p text:style-name="P5"><text:span text:style-name="T51"><text:tab/>“What the bloody hell do you think you’re doing?!” He looked at Ketish.</text:span></text:p>
      <text:p text:style-name="P5"><text:soft-page-break/><text:span text:style-name="T51"><text:tab/>Ketish shook his head. “Not my doing captain. It would appear that the enemy captain has transferred us over to her bridge from the looks of things.” He looked around the enemy ship. It was a compact bridge. Nothing too big, but not too small either. It was just the right size to get the job done.</text:span></text:p>
      <text:p text:style-name="P5"><text:span text:style-name="T51"><text:tab/>“Good, you’re both here.” The female captain said. “Allow me to introduce myself.”</text:span></text:p>
      <text:p text:style-name="P5"><text:span text:style-name="T51"><text:tab/></text:span><text:span text:style-name="T52">Jack looked at the captain. “Danielle?” He asked.</text:span></text:p>
      <text:p text:style-name="P5"><text:span text:style-name="T52"><text:tab/>Ketish looked at Jack in shock. “You know this female?”</text:span></text:p>
      <text:p text:style-name="P5"><text:span text:style-name="T52"><text:tab/>Jack nodded. “Yeah, we met in a bar years ago during a truce, it was Christmas time. She was a major back then. It’s the president’s daughter.” Looking to Captain Cain, Jack questioned her. “Why the demotion?”</text:span></text:p>
      <text:p text:style-name="P5"><text:span text:style-name="T52"><text:tab/></text:span><text:span text:style-name="T53">Captain </text:span><text:span text:style-name="T52">Cain sighed. “Daddy thought having a major in the family was too powerful. So he reduced me in rank back down to captain. It’s okay though. I accepted my punishment without any remorse.” </text:span><text:span text:style-name="T54">She paused. Why was she telling this to them? It didn’t make sense, but O’Brien had that affect on her for some reason.</text:span></text:p>
      <text:p text:style-name="P5"><text:span text:style-name="T54"><text:tab/>“</text:span><text:span text:style-name="T55">Interesting.” Ketish said. “But that doesn’t help our current situation now does it.” He was getting upset. “You teleported us over here without our permission.”</text:span></text:p>
      <text:p text:style-name="P5"><text:span text:style-name="T55"><text:tab/>Danielle nodded. “Yes well it was the quickest way to get you over here.”</text:span></text:p>
      <text:p text:style-name="P5"><text:span text:style-name="T55"><text:tab/>Jack thought about what that meant. How it had killed him just to make a copy and animate that copy onto the bridge of the enemy vessel. He sighed. Jack had managed to avoid being teleported for so many months now, and now that he had been moved through space again, he didn’t feel quite like himself. </text:span><text:span text:style-name="T56">He supposed that didn’t matter now. They were at the mercy of Captain Cain. Whatever she decided to do with them, they would have to live with it.</text:span></text:p>
      <text:p text:style-name="P5"><text:span text:style-name="T56"><text:tab/>“</text:span><text:span text:style-name="T57">I wanted you to see the damage you caused us.” Danielle said. “Your nuclear warheads all but destroyed us. We still have main power, but that’s it. We’re outgunned, our power levels are trying to fall, and so here we sit dead in space thanks to you.”</text:span></text:p>
      <text:p text:style-name="P5"><text:span text:style-name="T57"><text:tab/>Jack held his hands up. “I was doing my job.” He countered. “There’s nothing more to it than tha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6</text:page-number><text:s/>of <text:page-count>7</text:page-count>) <text:date style:data-style-name="N37" text:date-value="2026-01-03T22:41:54.455506671">01/0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03T22:41:54.385596644</dc:date>
    <meta:editing-duration>PT3H46M37S</meta:editing-duration>
    <meta:editing-cycles>63</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90" meta:word-count="2914" meta:character-count="16490" meta:non-whitespace-character-count="13580"/>
  </office:meta>
</office:document-meta>
</file>